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0084d1" draw:marker-start-width="0.23cm" draw:marker-end-width="0.23cm" draw:fill-color="#83caff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7.582cm" svg:height="11.61cm" svg:x="9.739cm" svg:y="6.6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24cm" svg:height="1.224cm" svg:x="7.961cm" svg:y="9.7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501cm" svg:height="1.027cm" svg:x="8.238cm" svg:y="14.76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0.592cm" svg:height="0.395cm" svg:x="9.147cm" svg:y="10.1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92cm" svg:height="0.294cm" svg:x="17.348cm" svg:y="10.13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501cm" svg:height="1.54cm" draw:transform="rotate (1.5707963267949) translate (17.889cm 11.08cm)">
            <text:p/>
            <draw:enhanced-geometry svg:viewBox="0 0 21600 21600" draw:type="block-arc" draw:modifiers="-177.096808639273 5673.3267744497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" draw:text-style-name="P1" draw:layer="layout" svg:width="0.632cm" svg:height="1.501cm" svg:x="17.953cm" svg:y="14.532cm">
            <text:p/>
            <draw:enhanced-geometry svg:viewBox="0 0 21600 21600" draw:text-areas="0 0 21600 21600" draw:mirror-horizontal="true" draw:mirror-vertical="false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592cm" svg:height="0.395cm" svg:x="17.361cm" svg:y="15.08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09:46:32.78</meta:creation-date>
    <dc:date>2014-03-27T10:00:45.47</dc:date>
    <meta:editing-duration>P0D</meta:editing-duration>
    <meta:editing-cycles>1</meta:editing-cycles>
    <meta:document-statistic meta:object-count="9"/>
    <meta:generator>LibreOffice/4.0.0.3$Windows_x86 LibreOffice_project/7545bee9c2a0782548772a21bc84a9dcc583b89</meta:generator>
  </office:meta>
</office:document-meta>
</file>